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9.712cm"/>
    </style:style>
    <style:style style:name="co7" style:family="table-column">
      <style:table-column-properties fo:break-before="auto" style:column-width="8.4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8"/>
          <table:table-cell office:value-type="string">
            <text:p>Składniki:</text:p>
          </table:table-cell>
          <table:table-cell office:value-type="string">
            <text:p>Buff:</text:p>
          </table:table-cell>
          <table:table-cell office:value-type="string">
            <text:p>Debuff:</text:p>
          </table:table-cell>
          <table:table-cell office:value-type="string">
            <text:p>Czas trwania</text:p>
          </table:table-cell>
        </table:table-row>
        <table:table-row table:style-name="ro2">
          <table:table-cell table:number-columns-repeated="8"/>
          <table:table-cell office:value-type="string">
            <text:p>Marchewka</text:p>
          </table:table-cell>
          <table:table-cell office:value-type="string">
            <text:p>Większe pole widzenia</text:p>
          </table:table-cell>
          <table:table-cell office:value-type="string">
            <text:p>Bo skończeniu nakłada efekt zmniejszonej wizji</text:p>
          </table:table-cell>
          <table:table-cell office:value-type="string">
            <text:p>x</text:p>
          </table:table-cell>
        </table:table-row>
        <table:table-row table:style-name="ro3">
          <table:table-cell table:number-columns-repeated="8"/>
          <table:table-cell office:value-type="string">
            <text:p>Cebula</text:p>
          </table:table-cell>
          <table:table-cell office:value-type="string">
            <text:p>Slow przeciwnikow w pobliżu tak jakby ich też zblurowało</text:p>
          </table:table-cell>
          <table:table-cell office:value-type="string">
            <text:p>Blur wizji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Czosnek</text:p>
          </table:table-cell>
          <table:table-cell office:value-type="string">
            <text:p>Basic atack up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" office:value-type="string">
            <text:p>Pomidor</text:p>
          </table:table-cell>
          <table:table-cell office:value-type="string">
            <text:p>Bleeding on hit</text:p>
          </table:table-cell>
          <table:table-cell office:value-type="string">
            <text:p>Dmg down 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Papryka</text:p>
          </table:table-cell>
          <table:table-cell office:value-type="string">
            <text:p>Defense u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Brokuł</text:p>
          </table:table-cell>
          <table:table-cell office:value-type="string">
            <text:p>Regen h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Kapusta</text:p>
          </table:table-cell>
          <table:table-cell office:value-type="string">
            <text:p>Shield na jeden hit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table:number-columns-repeated="8"/>
          <table:table-cell office:value-type="string">
            <text:p>Cukier</text:p>
          </table:table-cell>
          <table:table-cell office:value-type="string">
            <text:p>Speed up</text:p>
          </table:table-cell>
          <table:table-cell office:value-type="string">
            <text:p>Speed down (?)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Masło</text:p>
          </table:table-cell>
          <table:table-cell office:value-type="string">
            <text:p>speed down, size/def u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Mleko</text:p>
          </table:table-cell>
          <table:table-cell office:value-type="string">
            <text:p>def u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Jajka</text:p>
          </table:table-cell>
          <table:table-cell office:value-type="string">
            <text:p>Dmg up 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Kurczak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Wołowina</text:p>
          </table:table-cell>
          <table:table-cell office:value-type="string">
            <text:p>Dmg/Def up</text:p>
          </table:table-cell>
          <table:table-cell office:value-type="string">
            <text:p>Speed down first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Ryba</text:p>
          </table:table-cell>
          <table:table-cell office:value-type="string">
            <text:p>Spell damage u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Fasola</text:p>
          </table:table-cell>
          <table:table-cell office:value-type="string">
            <text:p>Spell damage up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Schab</text:p>
          </table:table-cell>
          <table:table-cell office:value-type="string">
            <text:p>Hp up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Ser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Ryż</text:p>
          </table:table-cell>
          <table:table-cell office:value-type="string">
            <text:p>Stun na jeden atak (?)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Makaron</text:p>
          </table:table-cell>
          <table:table-cell office:value-type="string">
            <text:p>przyspiesza regen h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Ziemniak</text:p>
          </table:table-cell>
          <table:table-cell office:value-type="string">
            <text:p>Speed down, Size/def up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Kreatyna</text:p>
          </table:table-cell>
          <table:table-cell office:value-type="string">
            <text:p>malo wszystkiego up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2">
          <table:table-cell table:number-columns-repeated="8"/>
          <table:table-cell office:value-type="string">
            <text:p>Lepsze skladniki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string">
            <text:p>Chleb</text:p>
          </table:table-cell>
          <table:table-cell office:value-type="string">
            <text:p>Mozna zrobic kanapki z (prawie) wszystkim</text:p>
          </table:table-cell>
          <table:table-cell office:value-type="string">
            <text:p>Może się zepsuć</text:p>
          </table:table-cell>
          <table:table-cell office:value-type="string">
            <text:p>xx</text:p>
          </table:table-cell>
        </table:table-row>
        <table:table-row table:style-name="ro2">
          <table:table-cell table:number-columns-repeated="8"/>
          <table:table-cell office:value-type="string">
            <text:p>Drożdże</text:p>
          </table:table-cell>
          <table:table-cell office:value-type="string">
            <text:p>Zwieksza rozmiar przeciwnika i otrzymywane przez niego obrazenia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Papryczka czili</text:p>
          </table:table-cell>
          <table:table-cell office:value-type="string">
            <text:p>Podpalenie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Szpinak</text:p>
          </table:table-cell>
          <table:table-cell office:value-type="string">
            <text:p>Dmg up 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Zioła</text:p>
          </table:table-cell>
          <table:table-cell office:value-type="string">
            <text:p>Podpalenie/Slow/i cos jeszcze, losuje efekt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office:value-type="string">
            <text:p>Grzyb</text:p>
          </table:table-cell>
          <table:table-cell office:value-type="string">
            <text:p>Losowy stat up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" office:value-type="string">
            <text:p>Sól</text:p>
          </table:table-cell>
          <table:table-cell office:value-type="string">
            <text:p>Bleeding on hit</text:p>
          </table:table-cell>
          <table:table-cell office:value-type="string">
            <text:p>Hp slowly drains (not lethal)</text:p>
          </table:table-cell>
          <table:table-cell office:value-type="string">
            <text:p>x</text:p>
          </table:table-cell>
        </table:table-row>
        <table:table-row table:style-name="ro2">
          <table:table-cell table:number-columns-repeated="8"/>
          <table:table-cell table:style-name="ce1" office:value-type="string">
            <text:p>Pieprz</text:p>
          </table:table-cell>
          <table:table-cell office:value-type="string">
            <text:p>Crit up</text:p>
          </table:table-cell>
          <table:table-cell office:value-type="string">
            <text:p>Losowy stun gracza (może nie wystąpić), kichanie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number-columns-repeated="8"/>
          <table:table-cell office:value-type="string">
            <text:p>Kanapki</text:p>
          </table:table-cell>
          <table:table-cell office:value-type="string">
            <text:p>Zwiekszaja temp staty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8">18.03.2025</text:date>, <text:time>21:40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18T18:09:55.05</meta:creation-date>
    <dc:date>2025-03-18T21:38:54.06</dc:date>
    <meta:editing-duration>PT11M58S</meta:editing-duration>
    <meta:editing-cycles>1</meta:editing-cycles>
    <meta:generator>OpenOffice/4.1.11$Win32 OpenOffice.org_project/4111m1$Build-9808</meta:generator>
    <meta:document-statistic meta:table-count="3" meta:cell-count="83" meta:object-count="0"/>
  </office:meta>
</office:document-meta>
</file>